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fo:margin-left="0cm" fo:margin-right="0cm" table:align="margins" style:writing-mode="page"/>
    </style:style>
    <style:style style:name="Table1.A" style:family="table-column">
      <style:table-column-properties style:column-width="2.392cm" style:rel-column-width="1356*"/>
    </style:style>
    <style:style style:name="Table1.B" style:family="table-column">
      <style:table-column-properties style:column-width="14.609cm" style:rel-column-width="828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4.415cm" table:align="margins"/>
    </style:style>
    <style:style style:name="Table2.A" style:family="table-column">
      <style:table-column-properties style:column-width="1.905cm" style:rel-column-width="1080*"/>
    </style:style>
    <style:style style:name="Table2.B" style:family="table-column">
      <style:table-column-properties style:column-width="2.604cm" style:rel-column-width="1476*"/>
    </style:style>
    <style:style style:name="Table2.C" style:family="table-column">
      <style:table-column-properties style:column-width="2.582cm" style:rel-column-width="1464*"/>
    </style:style>
    <style:style style:name="Table2.D" style:family="table-column">
      <style:table-column-properties style:column-width="7.324cm" style:rel-column-width="415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 style:writing-mode="page"/>
    </style:style>
    <style:style style:name="Table3.A" style:family="table-column">
      <style:table-column-properties style:column-width="2.9cm" style:rel-column-width="1644*"/>
    </style:style>
    <style:style style:name="Table3.B" style:family="table-column">
      <style:table-column-properties style:column-width="14.101cm" style:rel-column-width="799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 fo:text-align="justify" style:justify-single-word="false" style:writing-mode="page"/>
      <style:text-properties fo:color="#800000" style:font-name="Amiri" fo:font-weight="bold" officeooo:rsid="00040219" officeooo:paragraph-rsid="00040219" style:font-weight-asian="bold" style:font-weight-complex="bold"/>
    </style:style>
    <style:style style:name="P2" style:family="paragraph" style:parent-style-name="Standard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2164d6" officeooo:paragraph-rsid="002164d6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23fbc3" officeooo:paragraph-rsid="0023fbc3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2b0578" officeooo:paragraph-rsid="002b0578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535aef" officeooo:paragraph-rsid="00535aef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line-height="100%" fo:text-align="center" style:justify-single-word="false" style:writing-mode="page"/>
      <style:text-properties fo:color="#990000" style:font-name="Amiri" fo:font-weight="bold" officeooo:rsid="00040219" officeooo:paragraph-rsid="00040219" style:font-weight-asian="bold" style:font-weight-complex="bold"/>
    </style:style>
    <style:style style:name="P7" style:family="paragraph" style:parent-style-name="Standard">
      <style:paragraph-properties fo:line-height="100%" fo:text-align="justify" style:justify-single-word="false" style:writing-mode="page"/>
      <style:text-properties fo:color="#990000" style:font-name="Amiri" fo:font-style="normal" style:text-underline-style="none" fo:font-weight="bold" officeooo:rsid="00053aa7" officeooo:paragraph-rsid="004aff7e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line-height="100%" fo:text-align="justify" style:justify-single-word="false" style:writing-mode="page"/>
      <style:text-properties fo:color="#990000" style:font-name="Amiri" fo:font-style="normal" style:text-underline-style="none" fo:font-weight="bold" officeooo:rsid="00053aa7" officeooo:paragraph-rsid="0054f2c8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line-height="100%" fo:text-align="justify" style:justify-single-word="false" style:writing-mode="page"/>
      <style:text-properties fo:color="#990000" style:font-name="Amiri" fo:font-style="normal" style:text-underline-style="none" fo:font-weight="bold" officeooo:rsid="00053aa7" officeooo:paragraph-rsid="00605bc6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line-height="100%" fo:text-align="justify" style:justify-single-word="false" style:writing-mode="page"/>
      <style:text-properties fo:color="#990000" style:font-name="Amiri" fo:font-style="normal" style:text-underline-style="none" fo:font-weight="bold" officeooo:rsid="00053aa7" officeooo:paragraph-rsid="0068bc1c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line-height="100%" fo:text-align="justify" style:justify-single-word="false" style:writing-mode="page"/>
      <style:text-properties fo:color="#990000" style:font-name="Amiri" fo:font-style="normal" style:text-underline-style="none" fo:font-weight="bold" officeooo:rsid="00053aa7" officeooo:paragraph-rsid="0076cd91" style:font-style-asian="normal" style:font-weight-asian="bold" style:font-style-complex="normal" style:font-weight-complex="bold"/>
    </style:style>
    <style:style style:name="P12" style:family="paragraph" style:parent-style-name="Standard" style:master-page-name="">
      <style:paragraph-properties fo:line-height="100%" fo:text-align="justify" style:justify-single-word="false" style:page-number="auto" style:writing-mode="page"/>
      <style:text-properties fo:color="#990000" style:font-name="Amiri" fo:font-weight="bold" officeooo:rsid="00053aa7" officeooo:paragraph-rsid="00053aa7" style:font-weight-asian="bold" style:font-weight-complex="bold"/>
    </style:style>
    <style:style style:name="P13" style:family="paragraph" style:parent-style-name="Standard" style:list-style-name="L1">
      <style:paragraph-properties fo:line-height="100%" fo:text-align="justify" style:justify-single-word="false" style:writing-mode="page"/>
      <style:text-properties fo:color="#111111" style:font-name="Amiri" fo:font-weight="normal" officeooo:rsid="00079a72" officeooo:paragraph-rsid="00079a72" style:font-weight-asian="normal" style:font-weight-complex="normal"/>
    </style:style>
    <style:style style:name="P14" style:family="paragraph" style:parent-style-name="Standard" style:list-style-name="L1">
      <style:paragraph-properties fo:line-height="100%" fo:text-align="justify" style:justify-single-word="false" style:writing-mode="page"/>
      <style:text-properties fo:color="#111111" style:font-name="Amiri" fo:font-weight="normal" officeooo:rsid="000927b1" officeooo:paragraph-rsid="000927b1" style:font-weight-asian="normal" style:font-weight-complex="normal"/>
    </style:style>
    <style:style style:name="P15" style:family="paragraph" style:parent-style-name="Standard" style:list-style-name="L1">
      <style:paragraph-properties fo:line-height="100%" fo:text-align="justify" style:justify-single-word="false" style:writing-mode="page"/>
      <style:text-properties fo:color="#111111" style:font-name="Amiri" fo:font-style="italic" style:text-underline-style="solid" style:text-underline-width="auto" style:text-underline-color="font-color" fo:font-weight="normal" officeooo:rsid="000927b1" officeooo:paragraph-rsid="000927b1" style:font-style-asian="italic" style:font-weight-asian="normal" style:font-style-complex="italic" style:font-weight-complex="normal"/>
    </style:style>
    <style:style style:name="P16" style:family="paragraph" style:parent-style-name="Standard" style:list-style-name="L1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0b6b2a" officeooo:paragraph-rsid="000b6b2a" style:font-style-asian="normal" style:font-weight-asian="normal" style:font-style-complex="normal" style:font-weight-complex="normal"/>
    </style:style>
    <style:style style:name="P17" style:family="paragraph" style:parent-style-name="Standard" style:list-style-name="L1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0b6b2a" officeooo:paragraph-rsid="000db0ca" style:font-style-asian="normal" style:font-weight-asian="normal" style:font-style-complex="normal" style:font-weight-complex="normal"/>
    </style:style>
    <style:style style:name="P18" style:family="paragraph" style:parent-style-name="Standard" style:list-style-name="L1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0e22ef" officeooo:paragraph-rsid="000e22ef" style:font-style-asian="normal" style:font-weight-asian="normal" style:font-style-complex="normal" style:font-weight-complex="normal"/>
    </style:style>
    <style:style style:name="P19" style:family="paragraph" style:parent-style-name="Standard" style:list-style-name="L1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0f51b8" officeooo:paragraph-rsid="000f51b8" style:font-style-asian="normal" style:font-weight-asian="normal" style:font-style-complex="normal" style:font-weight-complex="normal"/>
    </style:style>
    <style:style style:name="P20" style:family="paragraph" style:parent-style-name="Standard" style:list-style-name="L1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11cbdd" officeooo:paragraph-rsid="0011cbdd" style:font-style-asian="normal" style:font-weight-asian="normal" style:font-style-complex="normal" style:font-weight-complex="normal"/>
    </style:style>
    <style:style style:name="P21" style:family="paragraph" style:parent-style-name="Standard" style:list-style-name="L2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11cbdd" officeooo:paragraph-rsid="0013d604" style:font-style-asian="normal" style:font-weight-asian="normal" style:font-style-complex="normal" style:font-weight-complex="normal"/>
    </style:style>
    <style:style style:name="P22" style:family="paragraph" style:parent-style-name="Standard" style:list-style-name="L1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12fb3c" officeooo:paragraph-rsid="0012fb3c" style:font-style-asian="normal" style:font-weight-asian="normal" style:font-style-complex="normal" style:font-weight-complex="normal"/>
    </style:style>
    <style:style style:name="P23" style:family="paragraph" style:parent-style-name="Standard" style:list-style-name="L2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14517b" officeooo:paragraph-rsid="0014517b" style:font-style-asian="normal" style:font-weight-asian="normal" style:font-style-complex="normal" style:font-weight-complex="normal"/>
    </style:style>
    <style:style style:name="P24" style:family="paragraph" style:parent-style-name="Standard" style:list-style-name="L1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18cb35" officeooo:paragraph-rsid="0018cb35" style:font-style-asian="normal" style:font-weight-asian="normal" style:font-style-complex="normal" style:font-weight-complex="normal"/>
    </style:style>
    <style:style style:name="P25" style:family="paragraph" style:parent-style-name="Standard" style:list-style-name="L1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18cb35" officeooo:paragraph-rsid="001e0499" style:font-style-asian="normal" style:font-weight-asian="normal" style:font-style-complex="normal" style:font-weight-complex="normal"/>
    </style:style>
    <style:style style:name="P26" style:family="paragraph" style:parent-style-name="Standard" style:list-style-name="L1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18cb35" officeooo:paragraph-rsid="0022c0d6" style:font-style-asian="normal" style:font-weight-asian="normal" style:font-style-complex="normal" style:font-weight-complex="normal"/>
    </style:style>
    <style:style style:name="P27" style:family="paragraph" style:parent-style-name="Standard" style:list-style-name="L1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190aab" officeooo:paragraph-rsid="00190aab" style:font-style-asian="normal" style:font-weight-asian="normal" style:font-style-complex="normal" style:font-weight-complex="normal"/>
    </style:style>
    <style:style style:name="P28" style:family="paragraph" style:parent-style-name="Standard" style:list-style-name="L1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1a4116" officeooo:paragraph-rsid="001a4116" style:font-style-asian="normal" style:font-weight-asian="normal" style:font-style-complex="normal" style:font-weight-complex="normal"/>
    </style:style>
    <style:style style:name="P29" style:family="paragraph" style:parent-style-name="Standard" style:list-style-name="L1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1a4cbd" officeooo:paragraph-rsid="001a4cbd" style:font-style-asian="normal" style:font-weight-asian="normal" style:font-style-complex="normal" style:font-weight-complex="normal"/>
    </style:style>
    <style:style style:name="P30" style:family="paragraph" style:parent-style-name="Standard" style:list-style-name="L1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1d3ed2" officeooo:paragraph-rsid="001d3ed2" style:font-style-asian="normal" style:font-weight-asian="normal" style:font-style-complex="normal" style:font-weight-complex="normal"/>
    </style:style>
    <style:style style:name="P31" style:family="paragraph" style:parent-style-name="Standard" style:list-style-name="L1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1fe109" officeooo:paragraph-rsid="001fe109" style:font-style-asian="normal" style:font-weight-asian="normal" style:font-style-complex="normal" style:font-weight-complex="normal"/>
    </style:style>
    <style:style style:name="P32" style:family="paragraph" style:parent-style-name="Standard" style:list-style-name="L1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2164d6" officeooo:paragraph-rsid="002164d6" style:font-style-asian="normal" style:font-weight-asian="normal" style:font-style-complex="normal" style:font-weight-complex="normal"/>
    </style:style>
    <style:style style:name="P33" style:family="paragraph" style:parent-style-name="Standard" style:list-style-name="L1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23fbc3" officeooo:paragraph-rsid="0023fbc3" style:font-style-asian="normal" style:font-weight-asian="normal" style:font-style-complex="normal" style:font-weight-complex="normal"/>
    </style:style>
    <style:style style:name="P34" style:family="paragraph" style:parent-style-name="Standard" style:list-style-name="L1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25746e" officeooo:paragraph-rsid="0025746e" style:font-style-asian="normal" style:font-weight-asian="normal" style:font-style-complex="normal" style:font-weight-complex="normal"/>
    </style:style>
    <style:style style:name="P35" style:family="paragraph" style:parent-style-name="Standard" style:list-style-name="L1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2864fe" officeooo:paragraph-rsid="002864fe" style:font-style-asian="normal" style:font-weight-asian="normal" style:font-style-complex="normal" style:font-weight-complex="normal"/>
    </style:style>
    <style:style style:name="P36" style:family="paragraph" style:parent-style-name="Standard" style:list-style-name="L1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2864fe" officeooo:paragraph-rsid="0029a74c" style:font-style-asian="normal" style:font-weight-asian="normal" style:font-style-complex="normal" style:font-weight-complex="normal"/>
    </style:style>
    <style:style style:name="P37" style:family="paragraph" style:parent-style-name="Standard" style:list-style-name="L1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2b0578" officeooo:paragraph-rsid="002b0578" style:font-style-asian="normal" style:font-weight-asian="normal" style:font-style-complex="normal" style:font-weight-complex="normal"/>
    </style:style>
    <style:style style:name="P38" style:family="paragraph" style:parent-style-name="Standard" style:list-style-name="L1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3700a0" officeooo:paragraph-rsid="003700a0" style:font-style-asian="normal" style:font-weight-asian="normal" style:font-style-complex="normal" style:font-weight-complex="normal"/>
    </style:style>
    <style:style style:name="P39" style:family="paragraph" style:parent-style-name="Standard" style:list-style-name="L1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388607" officeooo:paragraph-rsid="00388607" style:font-style-asian="normal" style:font-weight-asian="normal" style:font-style-complex="normal" style:font-weight-complex="normal"/>
    </style:style>
    <style:style style:name="P40" style:family="paragraph" style:parent-style-name="Standard" style:list-style-name="L1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39bfd9" officeooo:paragraph-rsid="0039bfd9" style:font-style-asian="normal" style:font-weight-asian="normal" style:font-style-complex="normal" style:font-weight-complex="normal"/>
    </style:style>
    <style:style style:name="P41" style:family="paragraph" style:parent-style-name="Standard" style:list-style-name="L1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3cb477" officeooo:paragraph-rsid="003cb477" style:font-style-asian="normal" style:font-weight-asian="normal" style:font-style-complex="normal" style:font-weight-complex="normal"/>
    </style:style>
    <style:style style:name="P42" style:family="paragraph" style:parent-style-name="Standard" style:list-style-name="L1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3fa4cd" officeooo:paragraph-rsid="003fa4cd" style:font-style-asian="normal" style:font-weight-asian="normal" style:font-style-complex="normal" style:font-weight-complex="normal"/>
    </style:style>
    <style:style style:name="P43" style:family="paragraph" style:parent-style-name="Standard" style:list-style-name="L1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4187c9" officeooo:paragraph-rsid="004187c9" style:font-style-asian="normal" style:font-weight-asian="normal" style:font-style-complex="normal" style:font-weight-complex="normal"/>
    </style:style>
    <style:style style:name="P44" style:family="paragraph" style:parent-style-name="Standard" style:list-style-name="L1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447b9c" officeooo:paragraph-rsid="00447b9c" style:font-style-asian="normal" style:font-weight-asian="normal" style:font-style-complex="normal" style:font-weight-complex="normal"/>
    </style:style>
    <style:style style:name="P45" style:family="paragraph" style:parent-style-name="Standard" style:list-style-name="L3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4cc237" officeooo:paragraph-rsid="004cc237" style:font-style-asian="normal" style:font-weight-asian="normal" style:font-style-complex="normal" style:font-weight-complex="normal"/>
    </style:style>
    <style:style style:name="P46" style:family="paragraph" style:parent-style-name="Standard" style:list-style-name="L3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502e14" officeooo:paragraph-rsid="00502e14" style:font-style-asian="normal" style:font-weight-asian="normal" style:font-style-complex="normal" style:font-weight-complex="normal"/>
    </style:style>
    <style:style style:name="P47" style:family="paragraph" style:parent-style-name="Standard" style:list-style-name="L3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507e5c" officeooo:paragraph-rsid="00507e5c" style:font-style-asian="normal" style:font-weight-asian="normal" style:font-style-complex="normal" style:font-weight-complex="normal"/>
    </style:style>
    <style:style style:name="P48" style:family="paragraph" style:parent-style-name="Standard" style:list-style-name="L3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517914" officeooo:paragraph-rsid="00517914" style:font-style-asian="normal" style:font-weight-asian="normal" style:font-style-complex="normal" style:font-weight-complex="normal"/>
    </style:style>
    <style:style style:name="P49" style:family="paragraph" style:parent-style-name="Standard" style:list-style-name="L3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526d5a" officeooo:paragraph-rsid="00526d5a" style:font-style-asian="normal" style:font-weight-asian="normal" style:font-style-complex="normal" style:font-weight-complex="normal"/>
    </style:style>
    <style:style style:name="P50" style:family="paragraph" style:parent-style-name="Standard" style:list-style-name="L3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535aef" officeooo:paragraph-rsid="00535aef" style:font-style-asian="normal" style:font-weight-asian="normal" style:font-style-complex="normal" style:font-weight-complex="normal"/>
    </style:style>
    <style:style style:name="P51" style:family="paragraph" style:parent-style-name="Standard" style:list-style-name="L4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56e7c4" officeooo:paragraph-rsid="0056e7c4" style:font-style-asian="normal" style:font-weight-asian="normal" style:font-style-complex="normal" style:font-weight-complex="normal"/>
    </style:style>
    <style:style style:name="P52" style:family="paragraph" style:parent-style-name="Standard" style:list-style-name="L4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57a727" officeooo:paragraph-rsid="0057a727" style:font-style-asian="normal" style:font-weight-asian="normal" style:font-style-complex="normal" style:font-weight-complex="normal"/>
    </style:style>
    <style:style style:name="P53" style:family="paragraph" style:parent-style-name="Standard" style:list-style-name="L4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5b6943" officeooo:paragraph-rsid="005b6943" style:font-style-asian="normal" style:font-weight-asian="normal" style:font-style-complex="normal" style:font-weight-complex="normal"/>
    </style:style>
    <style:style style:name="P54" style:family="paragraph" style:parent-style-name="Standard" style:list-style-name="L4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5d2650" officeooo:paragraph-rsid="005d2650" style:font-style-asian="normal" style:font-weight-asian="normal" style:font-style-complex="normal" style:font-weight-complex="normal"/>
    </style:style>
    <style:style style:name="P55" style:family="paragraph" style:parent-style-name="Standard" style:list-style-name="L4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5d4259" officeooo:paragraph-rsid="005d4259" style:font-style-asian="normal" style:font-weight-asian="normal" style:font-style-complex="normal" style:font-weight-complex="normal"/>
    </style:style>
    <style:style style:name="P56" style:family="paragraph" style:parent-style-name="Standard" style:list-style-name="L5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63b4bf" officeooo:paragraph-rsid="0063b4bf" style:font-style-asian="normal" style:font-weight-asian="normal" style:font-style-complex="normal" style:font-weight-complex="normal"/>
    </style:style>
    <style:style style:name="P57" style:family="paragraph" style:parent-style-name="Standard" style:list-style-name="L5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656e1b" officeooo:paragraph-rsid="00656e1b" style:font-style-asian="normal" style:font-weight-asian="normal" style:font-style-complex="normal" style:font-weight-complex="normal"/>
    </style:style>
    <style:style style:name="P58" style:family="paragraph" style:parent-style-name="Standard" style:list-style-name="L5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670b94" officeooo:paragraph-rsid="00670b94" style:font-style-asian="normal" style:font-weight-asian="normal" style:font-style-complex="normal" style:font-weight-complex="normal"/>
    </style:style>
    <style:style style:name="P59" style:family="paragraph" style:parent-style-name="Standard" style:list-style-name="L6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6a056c" officeooo:paragraph-rsid="006a056c" style:font-style-asian="normal" style:font-weight-asian="normal" style:font-style-complex="normal" style:font-weight-complex="normal"/>
    </style:style>
    <style:style style:name="P60" style:family="paragraph" style:parent-style-name="Standard" style:list-style-name="L6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6a056c" officeooo:paragraph-rsid="006a3322" style:font-style-asian="normal" style:font-weight-asian="normal" style:font-style-complex="normal" style:font-weight-complex="normal"/>
    </style:style>
    <style:style style:name="P61" style:family="paragraph" style:parent-style-name="Standard" style:list-style-name="L6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6a056c" officeooo:paragraph-rsid="006c067e" style:font-style-asian="normal" style:font-weight-asian="normal" style:font-style-complex="normal" style:font-weight-complex="normal"/>
    </style:style>
    <style:style style:name="P62" style:family="paragraph" style:parent-style-name="Standard" style:list-style-name="L7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781dce" officeooo:paragraph-rsid="00781dce" style:font-style-asian="normal" style:font-weight-asian="normal" style:font-style-complex="normal" style:font-weight-complex="normal"/>
    </style:style>
    <style:style style:name="P63" style:family="paragraph" style:parent-style-name="Standard" style:list-style-name="L7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781dce" officeooo:paragraph-rsid="007b874b" style:font-style-asian="normal" style:font-weight-asian="normal" style:font-style-complex="normal" style:font-weight-complex="normal"/>
    </style:style>
    <style:style style:name="P64" style:family="paragraph" style:parent-style-name="Standard" style:list-style-name="L7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802469" officeooo:paragraph-rsid="00802469" style:font-style-asian="normal" style:font-weight-asian="normal" style:font-style-complex="normal" style:font-weight-complex="normal"/>
    </style:style>
    <style:style style:name="P65" style:family="paragraph" style:parent-style-name="Standard" style:list-style-name="L7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80f62c" officeooo:paragraph-rsid="0080f62c" style:font-style-asian="normal" style:font-weight-asian="normal" style:font-style-complex="normal" style:font-weight-complex="normal"/>
    </style:style>
    <style:style style:name="P66" style:family="paragraph" style:parent-style-name="Standard" style:list-style-name="L7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930bf0" officeooo:paragraph-rsid="00930bf0" style:font-style-asian="normal" style:font-weight-asian="normal" style:font-style-complex="normal" style:font-weight-complex="normal"/>
    </style:style>
    <style:style style:name="P67" style:family="paragraph" style:parent-style-name="Standard" style:list-style-name="L7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a7ae8e" officeooo:paragraph-rsid="00a7ae8e" style:font-style-asian="normal" style:font-weight-asian="normal" style:font-style-complex="normal" style:font-weight-complex="normal"/>
    </style:style>
    <style:style style:name="P68" style:family="paragraph" style:parent-style-name="Standard" style:list-style-name="L7">
      <style:paragraph-properties fo:line-height="100%" fo:text-align="justify" style:justify-single-word="false" style:writing-mode="page"/>
      <style:text-properties fo:color="#111111" style:font-name="Amiri" fo:font-style="normal" style:text-underline-style="none" fo:font-weight="normal" officeooo:rsid="00a879da" officeooo:paragraph-rsid="00a879da" style:font-style-asian="normal" style:font-weight-asian="normal" style:font-style-complex="normal" style:font-weight-complex="normal"/>
    </style:style>
    <style:style style:name="P69" style:family="paragraph" style:parent-style-name="Standard" style:list-style-name="L1">
      <style:paragraph-properties fo:line-height="100%" fo:text-align="justify" style:justify-single-word="false" style:writing-mode="page"/>
      <style:text-properties fo:color="#111111" style:font-name="Amiri" fo:font-weight="bold" officeooo:rsid="00053aa7" officeooo:paragraph-rsid="000db0ca" style:font-weight-asian="bold" style:font-weight-complex="bold"/>
    </style:style>
    <style:style style:name="P70" style:family="paragraph" style:parent-style-name="Standard" style:list-style-name="L7">
      <style:paragraph-properties fo:line-height="100%" fo:text-align="justify" style:justify-single-word="false" style:writing-mode="page"/>
      <style:text-properties officeooo:rsid="007995c6" officeooo:paragraph-rsid="007995c6"/>
    </style:style>
    <style:style style:name="P71" style:family="paragraph" style:parent-style-name="Table_20_Contents">
      <style:paragraph-properties fo:text-align="justify" style:justify-single-word="false"/>
      <style:text-properties fo:color="#800000" style:font-name="Courier" fo:font-size="10pt" fo:font-weight="bold" officeooo:rsid="00826200" officeooo:paragraph-rsid="00826200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text-align="justify" style:justify-single-word="false"/>
      <style:text-properties fo:color="#800000" style:font-name="Courier" fo:font-size="10pt" fo:font-weight="bold" officeooo:rsid="00817a66" officeooo:paragraph-rsid="00826200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color="#800000" style:font-name="Courier" fo:font-size="10pt" fo:font-weight="bold" officeooo:rsid="008e6ec9" officeooo:paragraph-rsid="008e6ec9" style:font-size-asian="10pt" style:font-weight-asian="bold" style:font-size-complex="10pt" style:font-weight-complex="bold"/>
    </style:style>
    <style:style style:name="P74" style:family="paragraph" style:parent-style-name="Table_20_Contents">
      <style:paragraph-properties fo:text-align="justify" style:justify-single-word="false"/>
      <style:text-properties fo:color="#800000" style:font-name="Courier" fo:font-size="10pt" fo:font-weight="bold" officeooo:rsid="00939cc6" officeooo:paragraph-rsid="00939cc6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text-align="justify" style:justify-single-word="false"/>
      <style:text-properties fo:color="#800000" style:font-name="Courier" fo:font-size="10pt" fo:font-weight="bold" officeooo:rsid="0095789c" officeooo:paragraph-rsid="0095789c" style:font-size-asian="10pt" style:font-weight-asian="bold" style:font-size-complex="10pt" style:font-weight-complex="bold"/>
    </style:style>
    <style:style style:name="P76" style:family="paragraph" style:parent-style-name="Table_20_Contents">
      <style:paragraph-properties fo:text-align="justify" style:justify-single-word="false"/>
      <style:text-properties fo:color="#800000" style:font-name="Courier" fo:font-size="10pt" fo:font-weight="bold" style:font-size-asian="10pt" style:font-weight-asian="bold" style:font-size-complex="10pt" style:font-weight-complex="bold"/>
    </style:style>
    <style:style style:name="P77" style:family="paragraph" style:parent-style-name="Table_20_Contents">
      <style:paragraph-properties fo:text-align="justify" style:justify-single-word="false"/>
      <style:text-properties fo:color="#800000" style:font-name="Courier" fo:font-size="10pt" fo:font-weight="bold" officeooo:rsid="009ac268" officeooo:paragraph-rsid="009ac268" style:font-size-asian="10pt" style:font-weight-asian="bold" style:font-size-complex="10pt" style:font-weight-complex="bold"/>
    </style:style>
    <style:style style:name="P78" style:family="paragraph" style:parent-style-name="Table_20_Contents">
      <style:paragraph-properties fo:text-align="justify" style:justify-single-word="false"/>
      <style:text-properties fo:color="#800000" style:font-name="Courier" fo:font-size="10pt" fo:font-weight="bold" officeooo:rsid="009ac268" officeooo:paragraph-rsid="009d4cb5" style:font-size-asian="10pt" style:font-weight-asian="bold" style:font-size-complex="10pt" style:font-weight-complex="bold"/>
    </style:style>
    <style:style style:name="P79" style:family="paragraph" style:parent-style-name="Table_20_Contents">
      <style:paragraph-properties fo:text-align="justify" style:justify-single-word="false"/>
      <style:text-properties fo:color="#800000" style:font-name="Courier" fo:font-size="10pt" fo:font-weight="normal" officeooo:rsid="00826200" officeooo:paragraph-rsid="00826200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text-align="justify" style:justify-single-word="false"/>
      <style:text-properties fo:color="#800000" style:font-name="Courier" fo:font-size="10pt" officeooo:rsid="00939cc6" officeooo:paragraph-rsid="00939cc6" style:font-size-asian="10pt" style:font-size-complex="10pt"/>
    </style:style>
    <style:style style:name="P81" style:family="paragraph" style:parent-style-name="Table_20_Contents">
      <style:paragraph-properties fo:text-align="justify" style:justify-single-word="false"/>
      <style:text-properties fo:color="#800000" style:font-name="Courier" fo:font-size="10pt" officeooo:rsid="00939cc6" officeooo:paragraph-rsid="0095789c" style:font-size-asian="10pt" style:font-size-complex="10pt"/>
    </style:style>
    <style:style style:name="P82" style:family="paragraph" style:parent-style-name="Table_20_Contents">
      <style:paragraph-properties fo:text-align="justify" style:justify-single-word="false"/>
      <style:text-properties fo:color="#800000" style:font-name="Courier" fo:font-size="10pt" officeooo:rsid="00939cc6" officeooo:paragraph-rsid="009ac268" style:font-size-asian="10pt" style:font-size-complex="10pt"/>
    </style:style>
    <style:style style:name="P83" style:family="paragraph" style:parent-style-name="Table_20_Contents">
      <style:paragraph-properties fo:text-align="justify" style:justify-single-word="false"/>
      <style:text-properties fo:color="#800000" style:font-name="Courier" fo:font-size="10pt" officeooo:rsid="00939cc6" officeooo:paragraph-rsid="009f13ab" style:font-size-asian="10pt" style:font-size-complex="10pt"/>
    </style:style>
    <style:style style:name="P84" style:family="paragraph" style:parent-style-name="Table_20_Contents">
      <style:paragraph-properties fo:text-align="justify" style:justify-single-word="false"/>
      <style:text-properties fo:color="#800000" style:font-name="Courier" fo:font-size="10pt" officeooo:rsid="00939cc6" officeooo:paragraph-rsid="00958b90" style:font-size-asian="10pt" style:font-size-complex="10pt"/>
    </style:style>
    <style:style style:name="P85" style:family="paragraph" style:parent-style-name="Table_20_Contents">
      <style:paragraph-properties fo:text-align="justify" style:justify-single-word="false"/>
      <style:text-properties style:font-name="Courier" fo:font-size="10pt" fo:font-weight="bold" officeooo:rsid="00870a17" officeooo:paragraph-rsid="00870a17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text-align="justify" style:justify-single-word="false"/>
      <style:text-properties style:font-name="Courier" fo:font-size="10pt" fo:font-weight="bold" officeooo:rsid="00875462" officeooo:paragraph-rsid="00875462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text-align="justify" style:justify-single-word="false"/>
      <style:text-properties style:font-name="Courier" fo:font-size="10pt" fo:font-weight="bold" officeooo:rsid="0088b6a7" officeooo:paragraph-rsid="0088b6a7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text-align="justify" style:justify-single-word="false"/>
      <style:text-properties style:font-name="Courier" fo:font-size="10pt" fo:font-weight="bold" officeooo:rsid="008b0246" officeooo:paragraph-rsid="008b0246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text-align="justify" style:justify-single-word="false"/>
      <style:text-properties style:font-name="Courier" fo:font-size="10pt" fo:font-weight="bold" officeooo:rsid="008ba51b" officeooo:paragraph-rsid="008ba51b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text-align="justify" style:justify-single-word="false"/>
      <style:text-properties style:font-name="Courier" fo:font-size="10pt" fo:font-weight="bold" officeooo:rsid="008f7db9" officeooo:paragraph-rsid="008f7db9" style:font-size-asian="10pt" style:font-weight-asian="bold" style:font-size-complex="10pt" style:font-weight-complex="bold"/>
    </style:style>
    <style:style style:name="P91" style:family="paragraph" style:parent-style-name="Table_20_Contents">
      <style:paragraph-properties fo:text-align="justify" style:justify-single-word="false"/>
      <style:text-properties style:font-name="Courier" fo:font-size="10pt" officeooo:rsid="0086809e" officeooo:paragraph-rsid="0086809e" style:font-size-asian="10pt" style:font-size-complex="10pt"/>
    </style:style>
    <style:style style:name="P92" style:family="paragraph" style:parent-style-name="Table_20_Contents">
      <style:paragraph-properties fo:text-align="justify" style:justify-single-word="false"/>
      <style:text-properties style:font-name="Courier" fo:font-size="10pt" style:font-size-asian="10pt" style:font-size-complex="10pt"/>
    </style:style>
    <style:style style:name="P93" style:family="paragraph" style:parent-style-name="Table_20_Contents">
      <style:paragraph-properties fo:text-align="justify" style:justify-single-word="false"/>
      <style:text-properties style:font-name="Courier" fo:font-size="10pt" officeooo:rsid="0088b6a7" officeooo:paragraph-rsid="0088b6a7" style:font-size-asian="10pt" style:font-size-complex="10pt"/>
    </style:style>
    <style:style style:name="P94" style:family="paragraph" style:parent-style-name="Table_20_Contents">
      <style:paragraph-properties fo:text-align="justify" style:justify-single-word="false"/>
      <style:text-properties style:font-name="Courier" fo:font-size="10pt" officeooo:rsid="00891cc9" officeooo:paragraph-rsid="00891cc9" style:font-size-asian="10pt" style:font-size-complex="10pt"/>
    </style:style>
    <style:style style:name="P95" style:family="paragraph" style:parent-style-name="Table_20_Contents">
      <style:paragraph-properties fo:text-align="justify" style:justify-single-word="false"/>
      <style:text-properties style:font-name="Courier" fo:font-size="10pt" officeooo:rsid="008b0246" officeooo:paragraph-rsid="008b0246" style:font-size-asian="10pt" style:font-size-complex="10pt"/>
    </style:style>
    <style:style style:name="P96" style:family="paragraph" style:parent-style-name="Table_20_Contents">
      <style:paragraph-properties fo:text-align="justify" style:justify-single-word="false"/>
      <style:text-properties style:font-name="Courier" fo:font-size="10pt" officeooo:rsid="008e6ec9" officeooo:paragraph-rsid="008e6ec9" style:font-size-asian="10pt" style:font-size-complex="10pt"/>
    </style:style>
    <style:style style:name="P97" style:family="paragraph" style:parent-style-name="Table_20_Contents">
      <style:paragraph-properties fo:text-align="center" style:justify-single-word="false"/>
      <style:text-properties style:font-name="Courier" fo:font-size="10pt" officeooo:rsid="008e6ec9" officeooo:paragraph-rsid="008e6ec9" style:font-size-asian="10pt" style:font-size-complex="10pt"/>
    </style:style>
    <style:style style:name="P98" style:family="paragraph" style:parent-style-name="Table_20_Contents">
      <style:paragraph-properties fo:text-align="justify" style:justify-single-word="false"/>
      <style:text-properties style:font-name="Courier" fo:font-size="10pt" officeooo:rsid="008f7db9" officeooo:paragraph-rsid="008f7db9" style:font-size-asian="10pt" style:font-size-complex="10pt"/>
    </style:style>
    <style:style style:name="P99" style:family="paragraph" style:parent-style-name="Table_20_Contents">
      <style:paragraph-properties fo:text-align="justify" style:justify-single-word="false"/>
      <style:text-properties style:font-name="Courier" fo:font-size="10pt" officeooo:rsid="00939cc6" officeooo:paragraph-rsid="0095789c" style:font-size-asian="10pt" style:font-size-complex="10pt"/>
    </style:style>
    <style:style style:name="P100" style:family="paragraph" style:parent-style-name="Table_20_Contents">
      <style:paragraph-properties fo:text-align="justify" style:justify-single-word="false"/>
      <style:text-properties style:font-name="Courier" fo:font-size="10pt" officeooo:rsid="00939cc6" officeooo:paragraph-rsid="00958b90" style:font-size-asian="10pt" style:font-size-complex="10pt"/>
    </style:style>
    <style:style style:name="P101" style:family="paragraph" style:parent-style-name="Table_20_Contents">
      <style:paragraph-properties fo:text-align="justify" style:justify-single-word="false"/>
      <style:text-properties style:font-name="Courier" fo:font-size="10pt" officeooo:rsid="00939cc6" officeooo:paragraph-rsid="009ac268" style:font-size-asian="10pt" style:font-size-complex="10pt"/>
    </style:style>
    <style:style style:name="P102" style:family="paragraph" style:parent-style-name="Table_20_Contents">
      <style:paragraph-properties fo:text-align="justify" style:justify-single-word="false"/>
      <style:text-properties style:font-name="Courier" fo:font-size="10pt" officeooo:rsid="00939cc6" officeooo:paragraph-rsid="009f13ab" style:font-size-asian="10pt" style:font-size-complex="10pt"/>
    </style:style>
    <style:style style:name="P103" style:family="paragraph" style:parent-style-name="Table_20_Contents">
      <style:paragraph-properties fo:text-align="justify" style:justify-single-word="false"/>
      <style:text-properties style:font-name="Courier" fo:font-size="10pt" officeooo:rsid="0095789c" officeooo:paragraph-rsid="0095789c" style:font-size-asian="10pt" style:font-size-complex="10pt"/>
    </style:style>
    <style:style style:name="P104" style:family="paragraph" style:parent-style-name="Table_20_Contents">
      <style:paragraph-properties fo:text-align="justify" style:justify-single-word="false"/>
      <style:text-properties style:font-name="Courier" fo:font-size="10pt" officeooo:rsid="00970e2e" officeooo:paragraph-rsid="00970e2e" style:font-size-asian="10pt" style:font-size-complex="10pt"/>
    </style:style>
    <style:style style:name="P105" style:family="paragraph" style:parent-style-name="Table_20_Contents">
      <style:paragraph-properties fo:text-align="justify" style:justify-single-word="false"/>
      <style:text-properties style:font-name="Courier" fo:font-size="10pt" officeooo:rsid="0098d945" officeooo:paragraph-rsid="0098d945" style:font-size-asian="10pt" style:font-size-complex="10pt"/>
    </style:style>
    <style:style style:name="P106" style:family="paragraph" style:parent-style-name="Table_20_Contents">
      <style:paragraph-properties fo:text-align="justify" style:justify-single-word="false"/>
      <style:text-properties style:font-name="Courier" fo:font-size="10pt" officeooo:rsid="009a69ae" officeooo:paragraph-rsid="009a787b" style:font-size-asian="10pt" style:font-size-complex="10pt"/>
    </style:style>
    <style:style style:name="P107" style:family="paragraph" style:parent-style-name="Table_20_Contents">
      <style:paragraph-properties fo:text-align="justify" style:justify-single-word="false"/>
      <style:text-properties style:font-name="Courier" fo:font-size="10pt" officeooo:rsid="009b7a74" officeooo:paragraph-rsid="009b7a74" style:font-size-asian="10pt" style:font-size-complex="10pt"/>
    </style:style>
    <style:style style:name="P108" style:family="paragraph" style:parent-style-name="Table_20_Contents">
      <style:paragraph-properties fo:text-align="justify" style:justify-single-word="false"/>
      <style:text-properties style:font-name="Courier" fo:font-size="10pt" officeooo:rsid="00a10cbb" officeooo:paragraph-rsid="00a10cbb" style:font-size-asian="10pt" style:font-size-complex="10pt"/>
    </style:style>
    <style:style style:name="P109" style:family="paragraph" style:parent-style-name="Table_20_Contents">
      <style:paragraph-properties fo:text-align="justify" style:justify-single-word="false"/>
      <style:text-properties style:font-name="Courier" fo:font-size="10pt" officeooo:rsid="00a10cbb" officeooo:paragraph-rsid="00a1fc3a" style:font-size-asian="10pt" style:font-size-complex="10pt"/>
    </style:style>
    <style:style style:name="P110" style:family="paragraph" style:parent-style-name="Table_20_Contents">
      <style:paragraph-properties fo:text-align="justify" style:justify-single-word="false"/>
      <style:text-properties style:font-name="Courier" fo:font-size="10pt" officeooo:rsid="00a41316" officeooo:paragraph-rsid="00a41316" style:font-size-asian="10pt" style:font-size-complex="10pt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color="#990000"/>
    </style:style>
    <style:style style:name="T3" style:family="text">
      <style:text-properties officeooo:rsid="001c6c8b"/>
    </style:style>
    <style:style style:name="T4" style:family="text">
      <style:text-properties officeooo:rsid="001e0499"/>
    </style:style>
    <style:style style:name="T5" style:family="text">
      <style:text-properties officeooo:rsid="0021f459"/>
    </style:style>
    <style:style style:name="T6" style:family="text">
      <style:text-properties officeooo:rsid="002355c2"/>
    </style:style>
    <style:style style:name="T7" style:family="text">
      <style:text-properties officeooo:rsid="002a6c03"/>
    </style:style>
    <style:style style:name="T8" style:family="text">
      <style:text-properties officeooo:rsid="00302002"/>
    </style:style>
    <style:style style:name="T9" style:family="text">
      <style:text-properties officeooo:rsid="0049a0e3"/>
    </style:style>
    <style:style style:name="T10" style:family="text">
      <style:text-properties officeooo:rsid="004aff7e"/>
    </style:style>
    <style:style style:name="T11" style:family="text">
      <style:text-properties officeooo:rsid="0054f2c8"/>
    </style:style>
    <style:style style:name="T12" style:family="text">
      <style:text-properties officeooo:rsid="0056f496"/>
    </style:style>
    <style:style style:name="T13" style:family="text">
      <style:text-properties officeooo:rsid="00598b25"/>
    </style:style>
    <style:style style:name="T14" style:family="text">
      <style:text-properties officeooo:rsid="005ed242"/>
    </style:style>
    <style:style style:name="T15" style:family="text">
      <style:text-properties officeooo:rsid="00605bc6"/>
    </style:style>
    <style:style style:name="T16" style:family="text">
      <style:text-properties officeooo:rsid="0068bc1c"/>
    </style:style>
    <style:style style:name="T17" style:family="text">
      <style:text-properties officeooo:rsid="0075aea5"/>
    </style:style>
    <style:style style:name="T18" style:family="text">
      <style:text-properties officeooo:rsid="0076cd91"/>
    </style:style>
    <style:style style:name="T19" style:family="text">
      <style:text-properties fo:color="#111111" style:font-name="Amiri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color="#111111" style:font-name="Amiri" fo:font-style="normal" style:text-underline-style="none" fo:font-weight="normal" officeooo:rsid="00781dce" style:font-style-asian="normal" style:font-weight-asian="normal" style:font-style-complex="normal" style:font-weight-complex="normal"/>
    </style:style>
    <style:style style:name="T21" style:family="text">
      <style:text-properties fo:color="#800000" officeooo:rsid="00817a66"/>
    </style:style>
    <style:style style:name="T22" style:family="text">
      <style:text-properties officeooo:rsid="00939cc6"/>
    </style:style>
    <style:style style:name="T23" style:family="text">
      <style:text-properties officeooo:rsid="00970e2e"/>
    </style:style>
    <style:style style:name="T24" style:family="text">
      <style:text-properties officeooo:rsid="009a787b"/>
    </style:style>
    <style:style style:name="T25" style:family="text">
      <style:text-properties officeooo:rsid="009d4cb5"/>
    </style:style>
    <style:style style:name="T26" style:family="text">
      <style:text-properties officeooo:rsid="00a1fc3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hapter: Signals</text:p>
      <text:p text:style-name="P1"/>
      <text:p text:style-name="P12">1. Concepts and Overview</text:p>
      <text:list xml:id="list6853584770538276415" text:style-name="L1">
        <text:list-item>
          <text:p text:style-name="P13">A signal is a notification to a process that an event has occurred.</text:p>
          <text:p text:style-name="P13"/>
        </text:list-item>
        <text:list-item>
          <text:p text:style-name="P14">Signal are nothing but <text:span text:style-name="T1">software Interrupts.</text:span></text:p>
          <text:p text:style-name="P15"/>
        </text:list-item>
        <text:list-item>
          <text:p text:style-name="P16">Origination of signals,</text:p>
          <text:list>
            <text:list-item>
              <text:p text:style-name="P16">Kernel</text:p>
            </text:list-item>
            <text:list-item>
              <text:p text:style-name="P16">From one process to another process</text:p>
            </text:list-item>
            <text:list-item>
              <text:p text:style-name="P17">Process can send the signal to itself.</text:p>
              <text:p text:style-name="P69"><text:tab/></text:p>
            </text:list-item>
          </text:list>
        </text:list-item>
        <text:list-item>
          <text:p text:style-name="P18">Types of Events</text:p>
          <text:list>
            <text:list-item>
              <text:p text:style-name="P19">A hardware exception occurred.</text:p>
              <text:list>
                <text:list-item>
                  <text:p text:style-name="P19">Examples: </text:p>
                  <text:list>
                    <text:list-item>
                      <text:p text:style-name="P19">Divide by Zero</text:p>
                    </text:list-item>
                    <text:list-item>
                      <text:p text:style-name="P19">Segmentation Fault</text:p>
                      <text:p text:style-name="P19"/>
                    </text:list-item>
                  </text:list>
                </text:list-item>
              </text:list>
            </text:list-item>
            <text:list-item>
              <text:p text:style-name="P19">The user typed one of the terminal special characters that generate signals.</text:p>
              <text:list>
                <text:list-item>
                  <text:p text:style-name="P20">Examples:</text:p>
                  <text:list>
                    <text:list-item>
                      <text:p text:style-name="P20">interrupt character(Control + c)</text:p>
                    </text:list-item>
                    <text:list-item>
                      <text:p text:style-name="P22">suspend character (Control-Z)</text:p>
                      <text:p text:style-name="P22"/>
                    </text:list-item>
                  </text:list>
                </text:list-item>
              </text:list>
            </text:list-item>
            <text:list-item>
              <text:p text:style-name="P19">A software event occurred.</text:p>
            </text:list-item>
          </text:list>
        </text:list-item>
      </text:list>
      <text:list xml:id="list3493695305739365889" text:style-name="L2">
        <text:list-item>
          <text:list>
            <text:list-item>
              <text:list>
                <text:list-item>
                  <text:p text:style-name="P21">Examples:</text:p>
                  <text:list>
                    <text:list-item>
                      <text:p text:style-name="P23">Child process terminated</text:p>
                    </text:list-item>
                    <text:list-item>
                      <text:p text:style-name="P23">Input is available.</text:p>
                      <text:p text:style-name="P23"/>
                    </text:list-item>
                  </text:list>
                </text:list-item>
              </text:list>
            </text:list-item>
          </text:list>
        </text:list-item>
      </text:list>
      <text:list xml:id="list182438792231263" text:continue-list="list6853584770538276415" text:style-name="L1">
        <text:list-item>
          <text:p text:style-name="P24">Each signal is defined as a unique (small) integer, starting sequentially from 1.</text:p>
          <text:list>
            <text:list-item>
              <text:p text:style-name="P27">These integers are defined in &lt;signal.h&gt;</text:p>
            </text:list-item>
            <text:list-item>
              <text:p text:style-name="P27"><text:span text:style-name="T8">A</text:span>ctual numbers used for each signal vary across implementations, <text:span text:style-name="T3">that's</text:span> why macros are used.</text:p>
            </text:list-item>
            <text:list-item>
              <text:p text:style-name="P28">Example:</text:p>
              <text:list>
                <text:list-item>
                  <text:p text:style-name="P29"><text:soft-page-break/>when the user types the interrupt character, SIGINT (signal number 2) is delivered to a process.</text:p>
                </text:list-item>
                <text:list-item>
                  <text:p text:style-name="P30"><text:span text:style-name="T2">$kill -l</text:span> , gives the listings of all the signals.</text:p>
                  <text:p text:style-name="P30"/>
                </text:list-item>
              </text:list>
            </text:list-item>
          </text:list>
        </text:list-item>
        <text:list-item>
          <text:p text:style-name="P25"><text:span text:style-name="T4">S</text:span>ignal: <text:span text:style-name="T4">Categories.</text:span></text:p>
          <text:list>
            <text:list-item>
              <text:p text:style-name="P31">Traditional / Standard signals numbering from 1 to 31.</text:p>
            </text:list-item>
            <text:list-item>
              <text:p text:style-name="P32"><text:span text:style-name="T5">Real-time</text:span> Signals, rest</text:p>
            </text:list-item>
          </text:list>
        </text:list-item>
      </text:list>
      <text:p text:style-name="P2"/>
      <text:list xml:id="list182439120037348" text:continue-numbering="true" text:style-name="L1">
        <text:list-item>
          <text:p text:style-name="P26"><text:span text:style-name="T4">S</text:span>ignal<text:span text:style-name="T6">s</text:span>: <text:span text:style-name="T6">Life Cycle</text:span></text:p>
          <text:list>
            <text:list-item>
              <text:p text:style-name="P33">Generated</text:p>
            </text:list-item>
            <text:list-item>
              <text:p text:style-name="P33">Pending</text:p>
            </text:list-item>
            <text:list-item>
              <text:p text:style-name="P33">Delivered</text:p>
            </text:list-item>
          </text:list>
        </text:list-item>
      </text:list>
      <text:p text:style-name="P3"/>
      <text:list xml:id="list182438269245882" text:continue-numbering="true" text:style-name="L1">
        <text:list-item>
          <text:p text:style-name="P34">A pending signal is delivered to a process as soon as it is next scheduled to run, or immediately if the process is already running (e.g., if the process sent a signal to itself).</text:p>
          <text:list>
            <text:list-item>
              <text:p text:style-name="P35">process’s <text:span text:style-name="T2">signal mask</text:span>—a set of signals whose delivery is currently blocked.</text:p>
              <text:list>
                <text:list-item>
                  <text:p text:style-name="P36">Why? <text:span text:style-name="T7">To ensure that a segment of code is not interrupted by the delivery of a signal.</text:span></text:p>
                </text:list-item>
                <text:list-item>
                  <text:p text:style-name="P37">If a signal is generated while it is blocked, it remains pending until it is later unblocked (removed from the signal mask).</text:p>
                </text:list-item>
              </text:list>
            </text:list-item>
          </text:list>
        </text:list-item>
      </text:list>
      <text:p text:style-name="P4"/>
      <text:list xml:id="list182438808743531" text:continue-numbering="true" text:style-name="L1">
        <text:list-item>
          <text:p text:style-name="P38">Upon delivery of a signal, a process carries out one of the following default actions, depending on the signal:</text:p>
          <text:list>
            <text:list-item>
              <text:p text:style-name="P39">The signal is ignored</text:p>
            </text:list-item>
            <text:list-item>
              <text:p text:style-name="P40">The process is terminated (killed)</text:p>
            </text:list-item>
            <text:list-item>
              <text:p text:style-name="P40">A core dump file is generated, and the process is terminated</text:p>
            </text:list-item>
            <text:list-item>
              <text:p text:style-name="P40">The process is stopped</text:p>
            </text:list-item>
            <text:list-item>
              <text:p text:style-name="P40">process is resumed</text:p>
              <text:p text:style-name="P40"/>
            </text:list-item>
          </text:list>
        </text:list-item>
        <text:list-item>
          <text:p text:style-name="P41">Disposition of the signal.</text:p>
          <text:list>
            <text:list-item>
              <text:p text:style-name="P42">a program can change the action that occurs when the signal is delivered.</text:p>
            </text:list-item>
            <text:list-item>
              <text:p text:style-name="P43">A program can set one of the following dispositions for a signal:</text:p>
              <text:list>
                <text:list-item>
                  <text:p text:style-name="P44">The default action should occur.</text:p>
                </text:list-item>
                <text:list-item>
                  <text:p text:style-name="P44">The signal is ignored.</text:p>
                </text:list-item>
                <text:list-item>
                  <text:p text:style-name="P44">A signal handler is executed.</text:p>
                </text:list-item>
              </text:list>
            </text:list-item>
          </text:list>
        </text:list-item>
      </text:list>
      <text:p text:style-name="P7"><text:soft-page-break/><text:span text:style-name="T9">2</text:span>. <text:span text:style-name="T10">Changing Signal Dispositions: signal()</text:span></text:p>
      <text:list xml:id="list6713540148389931124" text:style-name="L3">
        <text:list-item>
          <text:p text:style-name="P45">Two ways of changing the disposition of a signal: signal() and sigaction().</text:p>
          <text:list>
            <text:list-item>
              <text:p text:style-name="P46">The signal() system call, provides a simpler interface than sigaction().</text:p>
            </text:list-item>
            <text:list-item>
              <text:p text:style-name="P47">sigaction() provides functionality that is not available with signal().</text:p>
            </text:list-item>
            <text:list-item>
              <text:p text:style-name="P48">there are variations in the behavior of signal() across linux implementations which mean that it should never be used for establishing signal handlers in portable programs.</text:p>
            </text:list-item>
          </text:list>
        </text:list-item>
        <text:list-item>
          <text:p text:style-name="P49">signal() is implemented in glibc as a library function layered on top of the sigaction() system call.</text:p>
        </text:list-item>
        <text:list-item>
          <text:p text:style-name="P50">Refer: </text:p>
          <text:list>
            <text:list-item>
              <text:p text:style-name="P50">/home/satya/Desktop/LI/3-IPC/4-Signals/2-Practice/2_signal_handler.c</text:p>
            </text:list-item>
          </text:list>
        </text:list-item>
      </text:list>
      <text:p text:style-name="P5"/>
      <text:p text:style-name="P8"><text:span text:style-name="T11">3</text:span>. <text:span text:style-name="T11">Introduction to Signal Handlers</text:span></text:p>
      <text:list xml:id="list4181511529440022921" text:style-name="L4">
        <text:list-item>
          <text:p text:style-name="P51">A signal handler (<text:span text:style-name="T12">s</text:span>ignal catcher) is a function that is called when a specified signal is delivered to a process.</text:p>
        </text:list-item>
        <text:list-item>
          <text:p text:style-name="P52">Refer:</text:p>
          <text:list>
            <text:list-item>
              <text:p text:style-name="P52">Signal delivery and handler execution fig:20<text:span text:style-name="T13">-1, page-399</text:span></text:p>
            </text:list-item>
          </text:list>
        </text:list-item>
        <text:list-item>
          <text:p text:style-name="P53">When the kernel invokes a signal handler, it passes the number of the signal that caused the invocation as an integer argument to the handler.</text:p>
        </text:list-item>
        <text:list-item>
          <text:p text:style-name="P54">Refer:</text:p>
          <text:list>
            <text:list-item>
              <text:p text:style-name="P55">/home/satya/Desktop/LI/3-IPC/4-Signals/2-Practice/3_multiple_signal_handler.c</text:p>
              <text:p text:style-name="P55"/>
            </text:list-item>
          </text:list>
        </text:list-item>
      </text:list>
      <text:p text:style-name="P9"><text:span text:style-name="T14">4</text:span>. <text:span text:style-name="T15">Sending Signals: kill()</text:span></text:p>
      <text:list xml:id="list2904981896636331732" text:style-name="L5">
        <text:list-item>
          <text:p text:style-name="P56">One process can send a signal to another process using the kill() system call, which is the analog of the kill shell command.</text:p>
        </text:list-item>
        <text:list-item>
          <text:p text:style-name="P57">Refer:</text:p>
          <text:list>
            <text:list-item>
              <text:p text:style-name="P57">/home/satya/Desktop/LI/3-IPC/4-Signals/2-Practice/4_process_process_sig_kill.c</text:p>
            </text:list-item>
          </text:list>
        </text:list-item>
        <text:list-item>
          <text:p text:style-name="P58">If no process matches the specified pid, kill() fails and sets errno to ESRCH (“No such process”).</text:p>
          <text:p text:style-name="P58"/>
        </text:list-item>
      </text:list>
      <text:p text:style-name="P10"><text:span text:style-name="T16">5</text:span>. <text:span text:style-name="T16">Other Ways of Sending Signals: raise()</text:span></text:p>
      <text:list xml:id="list5968659064152107960" text:style-name="L6">
        <text:list-item>
          <text:p text:style-name="P59">raise(): A process to sending a signal to itself</text:p>
          <text:list>
            <text:list-item>
              <text:p text:style-name="P60">In a single-threaded program, a call to raise() is equivalent to the following call to kill(): kill(getpid(), sig);</text:p>
            </text:list-item>
          </text:list>
        </text:list-item>
        <text:list-item>
          <text:p text:style-name="P61"><text:soft-page-break/>When a process sends itself a signal using raise() (or kill()), the signal is delivered immediately.</text:p>
        </text:list-item>
      </text:list>
      <text:p text:style-name="P11"><text:span text:style-name="T17">6</text:span>. <text:span text:style-name="T18">Changing Signal Dispositions: sigaction()</text:span></text:p>
      <text:list xml:id="list5429919566222410492" text:style-name="L7">
        <text:list-item>
          <text:p text:style-name="P62">The sigaction() system call is an alternative to signal() for setting the disposition of a signal.</text:p>
        </text:list-item>
        <text:list-item>
          <text:p text:style-name="P70"><text:span text:style-name="T19">The sigaction()</text:span><text:span text:style-name="T20"> provides greater flexibility.</text:span></text:p>
        </text:list-item>
        <text:list-item>
          <text:p text:style-name="P63">sigaction() is more portable than signal() when establishing a signal handler.</text:p>
        </text:list-item>
        <text:list-item>
          <text:p text:style-name="P64">Using sigaction(), one can block the reception of specified signals while your handler runs, and to retrieve a wide range of data about the system and process state at the moment a signal was raised.</text:p>
        </text:list-item>
        <text:list-item>
          <text:p text:style-name="P65">PROTOTYPE: Sigaction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1">System Call</text:p>
          </table:table-cell>
          <table:table-cell table:style-name="Table1.B1" office:value-type="string">
            <text:p text:style-name="P79">Sigaction: examine and change a signal action</text:p>
          </table:table-cell>
        </table:table-row>
        <table:table-row>
          <table:table-cell table:style-name="Table1.A2" office:value-type="string">
            <text:p text:style-name="P72">Prototype</text:p>
          </table:table-cell>
          <table:table-cell table:style-name="Table1.B2" office:value-type="string">
            <text:p text:style-name="P91">int sigaction(int signum, const struct sigaction *act, struct sigaction *oldact);</text:p>
          </table:table-cell>
        </table:table-row>
        <table:table-row>
          <table:table-cell table:style-name="Table1.A2" office:value-type="string">
            <text:p text:style-name="P85"><text:span text:style-name="T21">Parameters</text:span></text:p>
          </table:table-cell>
          <table:table-cell table:style-name="Table1.B2" office:value-type="string">
            <text:p text:style-name="P92"/>
          </table:table-cell>
        </table:table-row>
        <table:table-row>
          <table:table-cell table:style-name="Table1.A2" office:value-type="string">
            <text:p text:style-name="P86">signum</text:p>
          </table:table-cell>
          <table:table-cell table:style-name="Table1.B2" office:value-type="string">
            <text:p text:style-name="P93">The signal and can be any valid signal except SIGKILL and SIGSTOP.</text:p>
          </table:table-cell>
        </table:table-row>
        <table:table-row>
          <table:table-cell table:style-name="Table1.A2" office:value-type="string">
            <text:p text:style-name="P87">act</text:p>
          </table:table-cell>
          <table:table-cell table:style-name="Table1.B2" office:value-type="string">
            <text:p text:style-name="P94">1. If act is non-NULL, the new action for signal signum is installed from act.</text:p>
          </table:table-cell>
        </table:table-row>
        <table:table-row>
          <table:table-cell table:style-name="Table1.A2" office:value-type="string">
            <text:p text:style-name="P88">oldact</text:p>
          </table:table-cell>
          <table:table-cell table:style-name="Table1.B2" office:value-type="string">
            <text:p text:style-name="P95">1. If oldact is not NULL, the call stores the previous (or current, if act is NULL) behavior of the given signal there.</text:p>
          </table:table-cell>
        </table:table-row>
        <table:table-row>
          <table:table-cell table:style-name="Table1.A2" office:value-type="string">
            <text:p text:style-name="P89">Possibilities</text:p>
          </table:table-cell>
          <table:table-cell table:style-name="Table1.B2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P73">Sl.No.</text:p>
                </table:table-cell>
                <table:table-cell table:style-name="Table2.A1" office:value-type="string">
                  <text:p text:style-name="P73">act</text:p>
                </table:table-cell>
                <table:table-cell table:style-name="Table2.A1" office:value-type="string">
                  <text:p text:style-name="P73">oldact</text:p>
                </table:table-cell>
                <table:table-cell table:style-name="Table2.D1" office:value-type="string">
                  <text:p text:style-name="P73">Remarks</text:p>
                </table:table-cell>
              </table:table-row>
              <table:table-row>
                <table:table-cell table:style-name="Table2.A2" office:value-type="string">
                  <text:p text:style-name="P97">1</text:p>
                </table:table-cell>
                <table:table-cell table:style-name="Table2.A2" office:value-type="string">
                  <text:p text:style-name="P96">NON-NULL</text:p>
                </table:table-cell>
                <table:table-cell table:style-name="Table2.A2" office:value-type="string">
                  <text:p text:style-name="P96">NULL</text:p>
                </table:table-cell>
                <table:table-cell table:style-name="Table2.D2" office:value-type="string">
                  <text:p text:style-name="P96">New action will be taken place</text:p>
                </table:table-cell>
              </table:table-row>
              <table:table-row>
                <table:table-cell table:style-name="Table2.A2" office:value-type="string">
                  <text:p text:style-name="P97">2</text:p>
                </table:table-cell>
                <table:table-cell table:style-name="Table2.A2" office:value-type="string">
                  <text:p text:style-name="P96">NULL</text:p>
                </table:table-cell>
                <table:table-cell table:style-name="Table2.A2" office:value-type="string">
                  <text:p text:style-name="P96">NON-NULL</text:p>
                </table:table-cell>
                <table:table-cell table:style-name="Table2.D2" office:value-type="string">
                  <text:p text:style-name="P96">Old action will be preserved</text:p>
                </table:table-cell>
              </table:table-row>
              <table:table-row>
                <table:table-cell table:style-name="Table2.A2" office:value-type="string">
                  <text:p text:style-name="P97">3</text:p>
                </table:table-cell>
                <table:table-cell table:style-name="Table2.A2" office:value-type="string">
                  <text:p text:style-name="P96">NULL</text:p>
                </table:table-cell>
                <table:table-cell table:style-name="Table2.A2" office:value-type="string">
                  <text:p text:style-name="P96">NULL</text:p>
                </table:table-cell>
                <table:table-cell table:style-name="Table2.D2" office:value-type="string">
                  <text:p text:style-name="P110">Default action of the signal</text:p>
                </table:table-cell>
              </table:table-row>
              <table:table-row>
                <table:table-cell table:style-name="Table2.A2" office:value-type="string">
                  <text:p text:style-name="P97">4</text:p>
                </table:table-cell>
                <table:table-cell table:style-name="Table2.A2" office:value-type="string">
                  <text:p text:style-name="P96">NON-NULL</text:p>
                </table:table-cell>
                <table:table-cell table:style-name="Table2.A2" office:value-type="string">
                  <text:p text:style-name="P96">NON-NULL</text:p>
                </table:table-cell>
                <table:table-cell table:style-name="Table2.D2" office:value-type="string">
                  <text:p text:style-name="P96">New action will be taken place</text:p>
                </table:table-cell>
              </table:table-row>
            </table:table>
            <text:p text:style-name="P92"/>
          </table:table-cell>
        </table:table-row>
        <table:table-row>
          <table:table-cell table:style-name="Table1.A2" office:value-type="string">
            <text:p text:style-name="P90">Return Value</text:p>
          </table:table-cell>
          <table:table-cell table:style-name="Table1.B2" office:value-type="string">
            <text:p text:style-name="P98">returns 0 on success; on error, -1 is returned, and errno is set to indicate the error.</text:p>
            <text:p text:style-name="P98"/>
          </table:table-cell>
        </table:table-row>
      </table:table>
      <text:list xml:id="list182440281786838" text:continue-numbering="true" text:style-name="L7">
        <text:list-item>
          <text:p text:style-name="P66">The sigaction structure is defined as something like: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4">Structure</text:p>
          </table:table-cell>
          <table:table-cell table:style-name="Table3.B1" office:value-type="string">
            <text:p text:style-name="P80">struct sigaction</text:p>
            <text:p text:style-name="P80">{</text:p>
            <text:p text:style-name="P80"><text:s text:c="3"/>void (*sa_handler)(int);</text:p>
            <text:p text:style-name="P80"><text:s text:c="3"/>void (*sa_sigaction)(int, siginfo_t *, void *);</text:p>
            <text:p text:style-name="P80"><text:s text:c="3"/>sigset_t sa_mask;</text:p>
            <text:p text:style-name="P80"><text:s text:c="3"/>int sa_flags;</text:p>
            <text:p text:style-name="P80"><text:s text:c="3"/>void (*sa_restorer)(void);</text:p>
            <text:p text:style-name="P80">};</text:p>
          </table:table-cell>
        </table:table-row>
        <table:table-row>
          <table:table-cell table:style-name="Table3.A2" office:value-type="string">
            <text:p text:style-name="P75">Member-1</text:p>
          </table:table-cell>
          <table:table-cell table:style-name="Table3.B2" office:value-type="string">
            <text:p text:style-name="P81">void (*sa_handler)(int);</text:p>
            <text:p text:style-name="P99"/>
            <text:p text:style-name="P103"><text:span text:style-name="T23">1. </text:span>Pointer to the signal handler.</text:p>
            <text:p text:style-name="P104">2. May be SIG_DFL for the default action, SIG_IGN to ignore this <text:s text:c="3"/>signal</text:p>
          </table:table-cell>
        </table:table-row>
        <table:table-row>
          <table:table-cell table:style-name="Table3.A2" office:value-type="string">
            <text:p text:style-name="P75">Member-2</text:p>
          </table:table-cell>
          <table:table-cell table:style-name="Table3.B2" office:value-type="string">
            <text:p text:style-name="P84">void (*sa_sigaction)(int, siginfo_t *, void *);</text:p>
            <text:p text:style-name="P100"/>
          </table:table-cell>
        </table:table-row>
        <text:soft-page-break/>
        <table:table-row>
          <table:table-cell table:style-name="Table3.A2" office:value-type="string">
            <text:p text:style-name="P76"/>
          </table:table-cell>
          <table:table-cell table:style-name="Table3.B2" office:value-type="string">
            <text:p text:style-name="P105">1. If SA_SIGINFO is specified in sa_flags, then sa_sigaction (instead of sa_handler) specifies the signal-handling function for signum.</text:p>
            <text:p text:style-name="P105"/>
            <text:p text:style-name="P106">2. <text:span text:style-name="T24">This function receives </text:span></text:p>
            <text:p text:style-name="P106"><text:span text:style-name="T24"><text:s text:c="3"/>- The signal number as its first argument.</text:span></text:p>
            <text:p text:style-name="P106"><text:span text:style-name="T24"><text:s text:c="3"/>- a pointer to a siginfo_t as its second argument.</text:span></text:p>
            <text:p text:style-name="P106"><text:span text:style-name="T24"><text:s text:c="2"/>- a pointer to a ucontext_t (cast to void *) as its third argument.</text:span></text:p>
            <text:p text:style-name="P106"/>
          </table:table-cell>
        </table:table-row>
        <table:table-row>
          <table:table-cell table:style-name="Table3.A2" office:value-type="string">
            <text:p text:style-name="P77">Member-3</text:p>
          </table:table-cell>
          <table:table-cell table:style-name="Table3.B2" office:value-type="string">
            <text:p text:style-name="P82">sigset_t sa_mask;</text:p>
            <text:p text:style-name="P101"/>
            <text:p text:style-name="P107">1. specifies a mask of signals which should be blocked during execution of the signal handler.</text:p>
            <text:p text:style-name="P107"/>
            <text:p text:style-name="P107">2. In addition, the signal which triggered the handler will be blocked, unless the SA_NODEFER flag is used.</text:p>
            <text:p text:style-name="P101"/>
          </table:table-cell>
        </table:table-row>
        <table:table-row>
          <table:table-cell table:style-name="Table3.A2" office:value-type="string">
            <text:p text:style-name="P78">Member-<text:span text:style-name="T25">4</text:span></text:p>
          </table:table-cell>
          <table:table-cell table:style-name="Table3.B2" office:value-type="string">
            <text:p text:style-name="P83">int sa_flags;</text:p>
            <text:p text:style-name="P102"/>
            <text:p text:style-name="P108">1. specifies a set of flags which modify the behavior of the signal.</text:p>
            <text:p text:style-name="P108"/>
            <text:p text:style-name="P109">2. <text:span text:style-name="T26">It is formed by the bitwise OR of zero or more flags(See Manual)</text:span></text:p>
          </table:table-cell>
        </table:table-row>
      </table:table>
      <text:list xml:id="list182438821248973" text:continue-numbering="true" text:style-name="L7">
        <text:list-header>
          <text:p text:style-name="P66"/>
        </text:list-header>
        <text:list-item>
          <text:p text:style-name="P67">Refer: </text:p>
          <text:list>
            <text:list-item>
              <text:p text:style-name="P68">/home/satya/Desktop/LI/3-IPC/4-Signals/1-Demos/4-AdvancedSignalHandling/*</text:p>
            </text:list-item>
          </text:list>
          <text:p text:style-name="P6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22:38:55.682433662</meta:creation-date>
    <dc:date>2017-06-17T18:24:32.769323083</dc:date>
    <meta:editing-duration>PT3H57M41S</meta:editing-duration>
    <meta:editing-cycles>135</meta:editing-cycles>
    <meta:generator>LibreOffice/5.2.4.2$Linux_X86_64 LibreOffice_project/3d5603e1122f0f102b62521720ab13a38a4e0eb0</meta:generator>
    <meta:document-statistic meta:table-count="3" meta:image-count="0" meta:object-count="0" meta:page-count="5" meta:paragraph-count="152" meta:word-count="1045" meta:character-count="6264" meta:non-whitespace-character-count="5417"/>
  </office:meta>
</office:document-meta>
</file>